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43DC0AF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1f9a1f"/>
    </style:style>
    <style:style style:name="P6" style:family="paragraph" style:parent-style-name="Standard">
      <style:paragraph-properties fo:text-align="justify" style:justify-single-word="false"/>
    </style:style>
    <style:style style:name="P7" style:family="paragraph" style:parent-style-name="HNormalTimes_20_Car_20_Car_20_Car_20_Car_20_Car_20_Car_20_Car">
      <style:paragraph-properties fo:text-align="center" style:justify-single-word="false"/>
      <style:text-properties officeooo:rsid="001f9a1f" officeooo:paragraph-rsid="001f9a1f" fo:background-color="transparent"/>
    </style:style>
    <style:style style:name="P8" style:family="paragraph" style:parent-style-name="HCuentoCorto" style:master-page-name="First_20_Page">
      <style:paragraph-properties style:page-number="auto" fo:break-before="page"/>
      <style:text-properties officeooo:paragraph-rsid="001f9a1f"/>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oche Amaranta</text:p>
      <text:p text:style-name="P5">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text:soft-page-break/>saliendo del baño termina ya su discurso y yo pregunto por los aplausos pero los 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text:soft-page-break/>doñamaranta, estaba yo en mi esquina, ¿si sabe que yo trabajo de...? Sí Nadia, se lo he contado a nuestras radioescuchas, pero antes dime una cosa ¿en dónde te ganas el pan de cada día? 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text:soft-page-break/>sexoservicio; por favor, ángeles de la noche, movilicen sus unidades, busquen hasta por debajo del asfalto a la bestia que ha arrancado esta indefensa flor de nadia de nuestro jardín. Y por favor Nadia, no cuelgues, vamos a comunicarte con las autoridades. Queridas radioescuchas, hermanas, he aquí un ca... <text:span text:style-name="T7">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text:soft-page-break/>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text:soft-page-break/>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text:soft-page-break/>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7">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text:soft-page-break/>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7">Biiip</text:span>. <text:soft-page-break/>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P7">Y el sol salió de nuevo, a abrazar el cuerpo de esta ciudad exhaus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13930"/>
    </style:style>
    <style:style style:name="MT2" style:family="text">
      <style:text-properties fo:font-size="12pt" style:font-size-asian="12pt" style:font-size-complex="12pt"/>
    </style:style>
    <style:style style:name="MT3" style:family="text"/>
    <style:style style:name="MT4" style:family="text">
      <style:text-properties officeooo:rsid="001f9a1f"/>
    </style:style>
    <style:style style:name="MT5" style:family="text">
      <style:text-properties fo:font-style="normal" officeooo:rsid="00213930" style:font-style-asian="normal" style:font-style-complex="normal"/>
    </style:style>
    <style:style style:name="MT6" style:family="text">
      <style:text-properties fo:font-size="10pt" officeooo:rsid="001f9a1f" style:font-size-asian="10pt" style:font-size-complex="10pt"/>
    </style:style>
    <style:style style:name="MT7"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Noche Amaranta<text:tab/></text:span><text:tab/><text:span text:style-name="MT1">versión final</text:span></text:p>
      </style:header>
      <style:footer>
        <text:p text:style-name="MP2">@harmodio<text:tab/><text:span text:style-name="MT2"><text:page-number text:select-page="current">9</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1">@harmodio<text:tab/></text:span><text:span text:style-name="MT4"><text:tab/></text:span><text:span text:style-name="MT5">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6">Usted es libre de copiar, distribuir, remezclar, transformar, </text:span><text:span text:style-name="MT7">editar, publicar</text:span><text:span text:style-name="MT6"> </text:span><text:span text:style-name="MT7">o</text:span><text:span text:style-name="MT6"> hacer uso comercial de </text:span><text:span text:style-name="MT7">este texto </text:span><text:span text:style-name="MT6">de acuerdo a las condiciones de la licencia copyleft cc-by-sa</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0-30T14:24:57</dc:date>
    <meta:editing-duration>P10DT11H53M27S</meta:editing-duration>
    <meta:editing-cycles>222</meta:editing-cycles>
    <meta:generator>LibreOffice/4.0.4.2$Linux_x86 LibreOffice_project/400m0$Build-2</meta:generator>
    <meta:print-date>2012-02-10T13:21:24</meta:print-date>
    <meta:document-statistic meta:table-count="0" meta:image-count="1" meta:object-count="0" meta:page-count="9" meta:paragraph-count="7" meta:word-count="3304" meta:character-count="18673" meta:non-whitespace-character-count="15370"/>
  </office:meta>
</office:document-meta>
</file>